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2000000600000001D3CF0F49DC37B9669.eps" manifest:media-type="image/x-eps"/>
  <manifest:file-entry manifest:full-path="Pictures/100002010000047B0000024FD113BEBAD7887733.png" manifest:media-type="image/png"/>
  <manifest:file-entry manifest:full-path="Pictures/100002010000128D000010AF9839972A5DB65A56.png" manifest:media-type="image/png"/>
  <manifest:file-entry manifest:full-path="Pictures/1000020100000146000000645AC1A9F148D5FFDF.png" manifest:media-type="image/png"/>
  <manifest:file-entry manifest:full-path="Pictures/10000201000005200000017D8E9D717222FFD3D6.png" manifest:media-type="image/png"/>
  <manifest:file-entry manifest:full-path="Pictures/1000020100000200000002001C28E97D208B987D.png" manifest:media-type="image/png"/>
  <manifest:file-entry manifest:full-path="Pictures/10001CF60000EDF30000451EEA66C4D9EFB3A2DC.svg" manifest:media-type="image/svg+xml"/>
  <manifest:file-entry manifest:full-path="Pictures/1000000000001EBA00000981B1108E1BB50E189D.jpg" manifest:media-type="image/jpeg"/>
  <manifest:file-entry manifest:full-path="Pictures/100002010000049D000001A957E7CFFF7924122B.png" manifest:media-type="image/png"/>
  <manifest:file-entry manifest:full-path="Pictures/10000201000000AD000000ADC04399E61AF5DC59.png" manifest:media-type="image/png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000000002A2000000A3B763B626459AF8F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8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19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0" style:family="graphic" style:parent-style-name="standard">
      <style:graphic-properties draw:stroke="none" svg:stroke-width="0.051cm" draw:stroke-linejoin="miter" draw:fill="solid" draw:fill-color="#ffcc33"/>
    </style:style>
    <style:style style:name="gr21" style:family="graphic" style:parent-style-name="standard">
      <style:graphic-properties draw:stroke="none" svg:stroke-width="0.053cm" draw:stroke-linejoin="miter" draw:fill="solid" draw:fill-color="#ffcc33"/>
    </style:style>
    <style:style style:name="gr22" style:family="graphic" style:parent-style-name="standard">
      <style:graphic-properties draw:stroke="none" svg:stroke-width="0.04cm" draw:stroke-linejoin="miter" draw:fill="solid" draw:fill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34cm, 1.34cm, 1.335cm)" draw:image-opacity="100%" style:mirror="none"/>
    </style:style>
    <style:style style:name="gr24" style:family="graphic" style:parent-style-name="standard">
      <style:graphic-properties draw:stroke="none" svg:stroke-width="0.151cm" draw:stroke-linejoin="miter" draw:fill="solid" draw:fill-color="#ffffff"/>
    </style:style>
    <style:style style:name="gr25" style:family="graphic" style:parent-style-name="standard">
      <style:graphic-properties draw:stroke="none" svg:stroke-width="0.151cm" draw:stroke-linejoin="miter" draw:fill="solid" draw:fill-color="#000000"/>
    </style:style>
    <style:style style:name="gr26" style:family="graphic" style:parent-style-name="standard">
      <style:graphic-properties draw:stroke="none" svg:stroke-width="0.062cm" draw:stroke-linejoin="miter" draw:fill="solid" draw:fill-color="#ffffff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25cm, 1.222cm, 2.39cm, 1.293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solid" draw:fill-color="#ffffff"/>
      <style:text-properties fo:language="en" fo:country="US"/>
    </style:style>
    <style:style style:name="P3" style:family="paragraph">
      <loext:graphic-properties draw:fill="solid" draw:fill-color="#4d4d4d"/>
      <style:text-properties fo:language="en" fo:country="US"/>
    </style:style>
    <style:style style:name="P4" style:family="paragraph">
      <loext:graphic-properties draw:fill="solid" draw:fill-color="#000000"/>
      <style:text-properties fo:language="en" fo:country="US"/>
    </style:style>
    <style:style style:name="P5" style:family="paragraph">
      <loext:graphic-properties draw:fill="solid" draw:fill-color="#4d4d4d" draw:opacity="100%"/>
      <style:text-properties fo:language="en" fo:country="US"/>
    </style:style>
    <style:style style:name="P6" style:family="paragraph">
      <loext:graphic-properties draw:fill="solid" draw:fill-color="#006f9c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  <style:text-properties fo:language="en" fo:country="US"/>
    </style:style>
    <style:style style:name="P11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="solid" draw:fill-color="#ffcc33"/>
      <style:text-properties fo:language="en" fo:country="US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T1" style:family="text">
      <style:text-properties style:font-name="PT Sans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32.507cm" svg:y="8.835cm" svg:viewBox="0 0 1935 3068" draw:points="1935,3068 834,0 0,3068">
              <text:p/>
            </draw:polyline>
            <draw:line draw:style-name="gr1" draw:text-style-name="P1" draw:layer="layout" svg:x1="33.708cm" svg:y1="9.935cm" svg:x2="33.041cm" svg:y2="9.935cm">
              <text:p/>
            </draw:line>
            <draw:line draw:style-name="gr1" draw:text-style-name="P1" draw:layer="layout" svg:x1="33.974cm" svg:y1="10.569cm" svg:x2="32.84cm" svg:y2="10.569cm">
              <text:p/>
            </draw:line>
          </draw:g>
          <draw:custom-shape draw:style-name="gr2" draw:text-style-name="P1" draw:layer="layout" svg:width="4.772cm" svg:height="4.771cm" svg:x="30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31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30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30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31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1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2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3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4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5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5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5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5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1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24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20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23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20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8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22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9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9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24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9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7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25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7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24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24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6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9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24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24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9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32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7.353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7.879cm" svg:y="2.4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8.36cm" svg:y="2.3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8.848cm" svg:y="2.2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9.381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9.953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50.815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51.632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52.2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52.732cm" svg:y="2.4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44.72cm" svg:y="2.453cm" svg:viewBox="0 0 297 471" draw:points="297,0 0,227 193,471">
            <text:p/>
          </draw:polygon>
          <draw:polygon draw:style-name="gr15" draw:text-style-name="P10" draw:layer="layout" svg:width="0.278cm" svg:height="0.189cm" svg:x="44.332cm" svg:y="2.672cm" svg:viewBox="0 0 279 190" draw:points="0,190 279,20 99,0">
            <text:p/>
          </draw:polygon>
          <draw:polygon draw:style-name="gr15" draw:text-style-name="P10" draw:layer="layout" svg:width="0.505cm" svg:height="0.47cm" svg:x="45.891cm" svg:y="1.271cm" svg:viewBox="0 0 506 471" draw:points="455,0 0,310 506,471">
            <text:p/>
          </draw:polygon>
          <draw:polygon draw:style-name="gr15" draw:text-style-name="P10" draw:layer="layout" svg:width="0.524cm" svg:height="0.243cm" svg:x="44.346cm" svg:y="2.709cm" svg:viewBox="0 0 525 244" draw:points="333,0 0,202 525,244">
            <text:p/>
          </draw:polygon>
          <draw:polygon draw:style-name="gr15" draw:text-style-name="P10" draw:layer="layout" svg:width="0.676cm" svg:height="0.639cm" svg:x="45.331cm" svg:y="1.628cm" svg:viewBox="0 0 677 640" draw:points="0,441 677,640 478,0">
            <text:p/>
          </draw:polygon>
          <draw:polygon draw:style-name="gr15" draw:text-style-name="P10" draw:layer="layout" svg:width="0.528cm" svg:height="0.626cm" svg:x="45.858cm" svg:y="1.622cm" svg:viewBox="0 0 529 627" draw:points="197,627 529,167 0,0">
            <text:p/>
          </draw:polygon>
          <draw:polygon draw:style-name="gr15" draw:text-style-name="P10" draw:layer="layout" svg:width="0.506cm" svg:height="0.76cm" svg:x="45.819cm" svg:y="0.79cm" svg:viewBox="0 0 507 761" draw:points="32,761 507,437 0,0">
            <text:p/>
          </draw:polygon>
          <draw:polygon draw:style-name="gr15" draw:text-style-name="P10" draw:layer="layout" svg:width="0.258cm" svg:height="0.262cm" svg:x="47.87cm" svg:y="1.647cm" svg:viewBox="0 0 259 263" draw:points="13,0 0,263 259,103">
            <text:p/>
          </draw:polygon>
          <draw:polygon draw:style-name="gr15" draw:text-style-name="P10" draw:layer="layout" svg:width="0.268cm" svg:height="0.235cm" svg:x="47.643cm" svg:y="1.343cm" svg:viewBox="0 0 269 236" draw:points="269,0 0,59 204,236">
            <text:p/>
          </draw:polygon>
          <draw:polygon draw:style-name="gr15" draw:text-style-name="P10" draw:layer="layout" svg:width="0.228cm" svg:height="0.431cm" svg:x="47.597cm" svg:y="1.447cm" svg:viewBox="0 0 229 432" draw:points="0,432 229,177 23,0">
            <text:p/>
          </draw:polygon>
          <draw:polygon draw:style-name="gr15" draw:text-style-name="P10" draw:layer="layout" svg:width="0.216cm" svg:height="0.241cm" svg:x="47.616cm" svg:y="1.69cm" svg:viewBox="0 0 217 242" draw:points="217,0 0,242 205,242">
            <text:p/>
          </draw:polygon>
          <draw:polygon draw:style-name="gr15" draw:text-style-name="P10" draw:layer="layout" svg:width="0.176cm" svg:height="0.424cm" svg:x="45.087cm" svg:y="2.149cm" svg:viewBox="0 0 177 425" draw:points="177,0 0,243 167,425">
            <text:p/>
          </draw:polygon>
          <draw:polygon draw:style-name="gr15" draw:text-style-name="P10" draw:layer="layout" svg:width="0.269cm" svg:height="0.161cm" svg:x="47.944cm" svg:y="1.551cm" svg:viewBox="0 0 270 162" draw:points="270,0 0,69 223,162">
            <text:p/>
          </draw:polygon>
          <draw:polygon draw:style-name="gr15" draw:text-style-name="P10" draw:layer="layout" svg:width="0.295cm" svg:height="0.23cm" svg:x="47.898cm" svg:y="1.348cm" svg:viewBox="0 0 296 231" draw:points="63,0 0,231 296,157">
            <text:p/>
          </draw:polygon>
          <draw:polygon draw:style-name="gr15" draw:text-style-name="P10" draw:layer="layout" svg:width="0.371cm" svg:height="0.166cm" svg:x="48.218cm" svg:y="1.547cm" svg:viewBox="0 0 372 167" draw:points="372,99 49,0 0,167">
            <text:p/>
          </draw:polygon>
          <draw:polygon draw:style-name="gr15" draw:text-style-name="P10" draw:layer="layout" svg:width="0.683cm" svg:height="0.641cm" svg:x="46.086cm" svg:y="1.823cm" svg:viewBox="0 0 684 642" draw:points="337,0 0,466 684,642">
            <text:p/>
          </draw:polygon>
          <draw:polygon draw:style-name="gr15" draw:text-style-name="P10" draw:layer="layout" svg:width="0.786cm" svg:height="0.501cm" svg:x="45.964cm" svg:y="2.333cm" svg:viewBox="0 0 787 502" draw:points="100,0 0,502 787,177">
            <text:p/>
          </draw:polygon>
          <draw:polygon draw:style-name="gr15" draw:text-style-name="P10" draw:layer="layout" svg:width="0.664cm" svg:height="0.693cm" svg:x="45.352cm" svg:y="2.126cm" svg:viewBox="0 0 665 694" draw:points="665,194 0,0 565,694">
            <text:p/>
          </draw:polygon>
          <draw:polygon draw:style-name="gr15" draw:text-style-name="P10" draw:layer="layout" svg:width="0.551cm" svg:height="0.663cm" svg:x="45.3cm" svg:y="2.154cm" svg:viewBox="0 0 552 664" draw:points="11,0 0,464 552,664">
            <text:p/>
          </draw:polygon>
          <draw:polygon draw:style-name="gr15" draw:text-style-name="P10" draw:layer="layout" svg:width="0.292cm" svg:height="0.469cm" svg:x="47.279cm" svg:y="1.441cm" svg:viewBox="0 0 293 470" draw:points="293,0 0,247 267,470">
            <text:p/>
          </draw:polygon>
          <draw:polygon draw:style-name="gr15" draw:text-style-name="P10" draw:layer="layout" svg:width="0.651cm" svg:height="0.714cm" svg:x="46.868cm" svg:y="1.728cm" svg:viewBox="0 0 652 715" draw:points="379,0 0,715 652,227">
            <text:p/>
          </draw:polygon>
          <draw:polygon draw:style-name="gr15" draw:text-style-name="P10" draw:layer="layout" svg:width="0.732cm" svg:height="0.722cm" svg:x="46.465cm" svg:y="1.718cm" svg:viewBox="0 0 733 723" draw:points="733,0 0,80 348,723">
            <text:p/>
          </draw:polygon>
          <draw:polygon draw:style-name="gr15" draw:text-style-name="P10" draw:layer="layout" svg:width="0.671cm" svg:height="0.707cm" svg:x="44.668cm" svg:y="0.614cm" svg:viewBox="0 0 672 708" draw:points="567,708 672,376 0,0">
            <text:p/>
          </draw:polygon>
          <draw:polygon draw:style-name="gr15" draw:text-style-name="P10" draw:layer="layout" svg:width="0.54cm" svg:height="0.443cm" svg:x="45.205cm" svg:y="0.502cm" svg:viewBox="0 0 541 444" draw:points="177,444 541,243 0,0">
            <text:p/>
          </draw:polygon>
          <draw:polygon draw:style-name="gr15" draw:text-style-name="P10" draw:layer="layout" svg:width="0.834cm" svg:height="0.285cm" svg:x="44.993cm" svg:y="2.663cm" svg:viewBox="0 0 835 286" draw:points="289,0 0,286 835,198">
            <text:p/>
          </draw:polygon>
          <draw:polygon draw:style-name="gr15" draw:text-style-name="P10" draw:layer="layout" svg:width="0.489cm" svg:height="0.513cm" svg:x="45.275cm" svg:y="1.033cm" svg:viewBox="0 0 490 514" draw:points="0,321 490,514 103,0">
            <text:p/>
          </draw:polygon>
          <draw:polygon draw:style-name="gr15" draw:text-style-name="P10" draw:layer="layout" svg:width="0.394cm" svg:height="0.722cm" svg:x="45.406cm" svg:y="0.787cm" svg:viewBox="0 0 395 723" draw:points="0,200 395,723 364,0">
            <text:p/>
          </draw:polygon>
          <draw:polygon draw:style-name="gr15" draw:text-style-name="P10" draw:layer="layout" svg:width="0.647cm" svg:height="0.442cm" svg:x="44.673cm" svg:y="0.482cm" svg:viewBox="0 0 648 443" draw:points="0,80 648,443 471,0">
            <text:p/>
          </draw:polygon>
          <draw:polygon draw:style-name="gr15" draw:text-style-name="P10" draw:layer="layout" svg:width="0.274cm" svg:height="0.459cm" svg:x="44.968cm" svg:y="2.444cm" svg:viewBox="0 0 275 460" draw:points="101,0 0,460 275,190">
            <text:p/>
          </draw:polygon>
          <draw:polygon draw:style-name="gr15" draw:text-style-name="P10" draw:layer="layout" svg:width="0.504cm" svg:height="0.628cm" svg:x="45.261cm" svg:y="1.401cm" svg:viewBox="0 0 505 629" draw:points="505,198 0,0 39,629">
            <text:p/>
          </draw:polygon>
        </draw:g>
        <draw:frame draw:style-name="gr16" draw:text-style-name="P1" draw:layer="layout" svg:width="8.04cm" svg:height="7.231cm" svg:x="38.5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0.4cm" svg:y="1.6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11" draw:layer="layout" svg:width="5.8cm" svg:height="1.4cm" svg:x="5.9cm" svg:y="0.1cm">
          <draw:text-box>
            <text:p text:style-name="P7"><text:span text:style-name="T3">sponsored by</text:span></text:p>
          </draw:text-box>
        </draw:frame>
        <draw:frame draw:style-name="gr16" draw:text-style-name="P1" draw:layer="layout" svg:width="6.476cm" svg:height="5.049cm" svg:x="45.724cm" svg:y="3.8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15.8cm" svg:y="0.782cm">
          <draw:text-box>
            <text:p text:style-name="P7"><text:span text:style-name="T1">BATTLEMESH v10</text:span></text:p>
          </draw:text-box>
        </draw:frame>
        <draw:g>
          <draw:path draw:style-name="gr18" draw:text-style-name="P12" draw:layer="layout" svg:width="2.294cm" svg:height="2.338cm" svg:x="63.854cm" svg:y="1.685cm" svg:viewBox="0 0 2295 2339" svg:d="M2295 1170c0 215-49 398-154 585-106 186-237 320-420 428-183 107-362 156-574 156-211 0-390-49-573-156-183-108-315-242-420-428-106-187-154-370-154-585 0-216 48-399 154-585 105-187 237-321 420-428 183-108 362-157 573-157 212 0 391 49 574 157 183 107 314 241 420 428 105 186 154 369 154 585z">
            <text:p/>
          </draw:path>
          <draw:path draw:style-name="gr18" draw:text-style-name="P12" draw:layer="layout" svg:width="2.476cm" svg:height="2.518cm" svg:x="65.805cm" svg:y="1.005cm" svg:viewBox="0 0 2477 2519" svg:d="M2477 1260c0 231-52 429-166 629-114 201-256 346-453 461-198 116-392 169-620 169s-421-53-619-169c-197-115-339-260-453-461-114-200-166-398-166-629 0-232 52-429 166-630s256-345 453-461c198-116 391-169 619-169s422 53 620 169c197 116 339 260 453 461s166 398 166 630z">
            <text:p/>
          </draw:path>
          <draw:path draw:style-name="gr19" draw:text-style-name="P12" draw:layer="layout" svg:width="3.239cm" svg:height="3.271cm" svg:x="65.418cm" svg:y="0.629cm" svg:viewBox="0 0 3240 3272" svg:d="M3240 1636c0 301-68 557-217 818s-335 448-593 599c-258 150-512 219-810 219s-552-69-810-219c-258-151-444-338-593-599s-217-517-217-818 68-557 217-818 335-448 593-599c258-150 512-219 810-219s552 69 810 219c258 151 444 338 593 599s217 517 217 818z">
            <text:p/>
          </draw:path>
          <draw:polygon draw:style-name="gr20" draw:text-style-name="P13" draw:layer="layout" svg:width="0.767cm" svg:height="0.582cm" svg:x="64.264cm" svg:y="2.291cm" svg:viewBox="0 0 768 583" draw:points="461,0 205,0 410,194 0,194 0,388 410,388 205,583 461,583 768,291">
            <text:p/>
          </draw:polygon>
          <draw:polygon draw:style-name="gr21" draw:text-style-name="P13" draw:layer="layout" svg:width="1.284cm" svg:height="0.996cm" svg:x="66.47cm" svg:y="2.084cm" svg:viewBox="0 0 1285 997" draw:points="910,997 589,665 1285,665 1285,332 589,332 910,0 482,0 0,499 482,997">
            <text:p/>
          </draw:polygon>
          <draw:path draw:style-name="gr22" draw:text-style-name="P4" draw:layer="layout" svg:width="0.299cm" svg:height="1.089cm" svg:x="63.6cm" svg:y="4.399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63.951cm" svg:y="4.602cm" svg:viewBox="0 0 458 887" svg:d="M0 887h185v-708c0-24 2-53 48-53 38 0 40 29 40 53v290h185v-302c0-92 4-167-143-167-50 0-100 20-127 61h-3v-50h-185z">
            <text:p/>
          </draw:path>
          <draw:path draw:style-name="gr22" draw:text-style-name="P4" draw:layer="layout" svg:width="0.457cm" svg:height="0.897cm" svg:x="64.483cm" svg:y="4.602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184cm" svg:height="1.089cm" svg:x="65.027cm" svg:y="4.399cm" svg:viewBox="0 0 185 1090" svg:d="M185 1090v-876h-185v876zM185 0h-185v156h185z">
            <text:p/>
          </draw:path>
          <draw:path draw:style-name="gr22" draw:text-style-name="P4" draw:layer="layout" svg:width="0.299cm" svg:height="1.089cm" svg:x="65.272cm" svg:y="4.399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65.623cm" svg:y="4.613cm" svg:viewBox="0 0 458 887" svg:d="M458 0h-185v708c0 24-2 53-48 53-38 0-40-29-40-53v-708h-185v720c0 92-4 167 142 167 50 0 100-20 127-61h4v50h185z">
            <text:p/>
          </draw:path>
          <draw:path draw:style-name="gr22" draw:text-style-name="P4" draw:layer="layout" svg:width="0.457cm" svg:height="0.886cm" svg:x="66.155cm" svg:y="4.602cm" svg:viewBox="0 0 458 887" svg:d="M0 887h185v-708c0-24 2-53 48-53 38 0 40 29 40 53v708h185v-729c0-92-2-158-143-158-50 0-100 20-127 61h-3v-50h-185z">
            <text:p/>
          </draw:path>
          <draw:polygon draw:style-name="gr22" draw:text-style-name="P4" draw:layer="layout" svg:width="0.482cm" svg:height="1.089cm" svg:x="66.691cm" svg:y="4.399cm" svg:viewBox="0 0 483 1090" draw:points="185,1090 185,629 192,629 294,1090 483,1090 371,609 477,214 292,214 192,617 185,617 185,0 0,0 0,1090">
            <text:p/>
          </draw:polygon>
          <draw:polygon draw:style-name="gr22" draw:text-style-name="P4" draw:layer="layout" svg:width="0.192cm" svg:height="0.17cm" svg:x="67.244cm" svg:y="5.318cm" svg:viewBox="0 0 193 171" draw:points="193,171 193,0 0,0 0,171">
            <text:p/>
          </draw:polygon>
          <draw:path draw:style-name="gr22" draw:text-style-name="P4" draw:layer="layout" svg:width="0.457cm" svg:height="0.886cm" svg:x="67.538cm" svg:y="4.602cm" svg:viewBox="0 0 458 887" svg:d="M0 887h185v-708c0-24 2-53 48-53 38 0 40 29 40 53v708h185v-729c0-92-2-158-143-158-50 0-100 20-127 61h-3v-50h-185z">
            <text:p/>
          </draw:path>
          <draw:path draw:style-name="gr22" draw:text-style-name="P4" draw:layer="layout" svg:width="0.457cm" svg:height="0.897cm" svg:x="68.07cm" svg:y="4.602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297cm" svg:height="1.033cm" svg:x="68.576cm" svg:y="4.455cm" svg:viewBox="0 0 298 1034" svg:d="M239 0h-185v158h-54v116h54v643c0 34 25 117 139 117h105v-117h-19c-19 0-40-4-40-70v-573h59v-116h-59z">
            <text:p/>
          </draw:path>
        </draw:g>
        <draw:frame draw:style-name="gr17" draw:text-style-name="P11" draw:layer="layout" svg:width="5.8cm" svg:height="1.4cm" svg:x="52.8cm" svg:y="0.1cm">
          <draw:text-box>
            <text:p text:style-name="P7"><text:span text:style-name="T3">endorsed by</text:span></text:p>
          </draw:text-box>
        </draw:frame>
        <draw:frame draw:style-name="gr16" draw:text-style-name="P1" draw:layer="layout" svg:width="9.844cm" svg:height="2.379cm" svg:x="0.694cm" svg:y="5.5cm">
          <draw:image xlink:href="Pictures/10000000000002A2000000A3B763B626459AF8F4.jpg" xlink:type="simple" xlink:show="embed" xlink:actuate="onLoad">
            <text:p/>
          </draw:image>
        </draw:frame>
        <draw:frame draw:style-name="gr16" draw:text-style-name="P1" draw:layer="layout" svg:width="3.958cm" svg:height="3.958cm" svg:x="11.829cm" svg:y="7.36cm">
          <draw:image xlink:href="Pictures/10000201000000AD000000ADC04399E61AF5DC59.png" xlink:type="simple" xlink:show="embed" xlink:actuate="onLoad">
            <text:p/>
          </draw:image>
        </draw:frame>
        <draw:frame draw:style-name="gr16" draw:text-style-name="P14" draw:layer="layout" svg:width="5.7cm" svg:height="1.763cm" svg:x="3.9cm" svg:y="8.637cm">
          <draw:image xlink:href="Pictures/1000000000001EBA00000981B1108E1BB50E189D.jpg" xlink:type="simple" xlink:show="embed" xlink:actuate="onLoad">
            <text:p/>
          </draw:image>
        </draw:frame>
        <draw:frame draw:style-name="gr23" draw:text-style-name="P14" draw:layer="layout" svg:width="11.604cm" svg:height="2.9cm" svg:x="48.295cm" svg:y="9.6cm">
          <draw:image xlink:href="Pictures/100002010000049D000001A957E7CFFF7924122B.png" xlink:type="simple" xlink:show="embed" xlink:actuate="onLoad">
            <text:p/>
          </draw:image>
        </draw:frame>
        <draw:g>
          <draw:path draw:style-name="gr24" draw:text-style-name="P15" draw:layer="layout" svg:width="9.761cm" svg:height="3.882cm" svg:x="52.7cm" svg:y="1.4cm" svg:viewBox="0 0 9762 3883" svg:d="M5141 28c-64 509-370 952-724 1307-228 223-492 412-788 535 59-202 11-429-120-592 26-313 7-627-26-939-167 202-290 435-392 675-128-34-269-26-394 5-101-182-241-339-407-465-35 246-27 498 3 741-70 93-118 204-126 320-21 14-32 36-49 4-218-221-341-511-470-788-155 763-565 1438-978 2087-215 326-443 642-670 960 84 24 150-54 223-82 503-272 994-606 1567-707 81-13 163-18 246-17-2-146 129-271 276-258 136-1 264 54 384 114 32-93 100-167 186-212 167 288 484 450 791 552 108 37 229 55 335 78-7 87 27 195 123 215 82-65 144-160 236-206 114-8 228-27 337-62 85 64 190 139 303 102 3-81-23-163-13-244 153-150 298-310 416-488-334 2-684-16-980-182 132-2 262 36 378 99 276-128 601-40 846 119 61 38 119 80 172 127 383-176 822-165 1235-127 927 97 1812 461 2588 969 36 19 75 31 113 46-123-216-304-390-455-587-659-790-1414-1503-2271-2076-598-405-1235-751-1892-1051-1 9-2 19-3 28z">
            <text:p/>
          </draw:path>
          <draw:path draw:style-name="gr25" draw:text-style-name="P16" draw:layer="layout" svg:width="9.579cm" svg:height="3.76cm" svg:x="52.788cm" svg:y="1.462cm" svg:viewBox="0 0 9580 3761" svg:d="M5091 0c-84 700-809 1589-1620 1881 34-78 53-163 53-251 0-151-55-290-146-401 21-230 19-509-14-843-136 177-244 395-337 615-65-19-135-29-207-29-81 0-159 13-231 36-78-145-183-294-353-435-26 246-17 470 17 666-86 109-142 244-126 342-46 3-55 41-56 72-201-173-341-410-497-755-139 617-558 1486-1574 2863 644-348 1294-791 1911-793 43-265 315-340 676-159 43-96 124-165 226-211 135 305 628 588 1156 646-28 108 26 202 63 208l210-199c130-6 259-28 381-68 88 67 185 129 253 114l-18-220c143-147 246-243 384-436-394-1-735-50-1024-252 150-30 323-13 503 81 509-216 1025 243 1025 243 620-299 2274-184 3834 855-852-1049-1949-2400-4489-3570z">
            <text:p/>
          </draw:path>
          <draw:polygon draw:style-name="gr26" draw:text-style-name="P15" draw:layer="layout" svg:width="0.551cm" svg:height="0.147cm" svg:x="55.254cm" svg:y="3.421cm" svg:viewBox="0 0 552 148" draw:points="0,84 66,148 510,114 552,0 489,56 82,119">
            <text:p/>
          </draw:polygon>
          <draw:path draw:style-name="gr26" draw:text-style-name="P15" draw:layer="layout" svg:width="1.346cm" svg:height="0.36cm" svg:x="54.906cm" svg:y="2.94cm" svg:viewBox="0 0 1347 361" svg:d="M522 228c39-77 35-81 287-155 159-47 315-97 339-22l194-51 5 33-191 68c-40 230-38 209-217 230-289 35-317 65-412-63l-76 10c-40 87-9 88-267 80-169-5-148-2-180-159-14-69-3-82 223-53 183 23 180 18 222 93z">
            <text:p/>
          </draw:path>
        </draw:g>
        <draw:frame draw:style-name="gr27" draw:text-style-name="P14" draw:layer="layout" svg:width="5.3cm" svg:height="3.802cm" svg:x="53.5cm" svg:y="5.1cm">
          <draw:image xlink:href="Pictures/1000020100000200000002001C28E97D208B987D.png" xlink:type="simple" xlink:show="embed" xlink:actuate="onLoad">
            <text:p/>
          </draw:image>
        </draw:frame>
        <draw:frame draw:style-name="gr16" draw:text-style-name="P14" draw:layer="layout" svg:width="6.779cm" svg:height="1.969cm" svg:x="62.221cm" svg:y="10.031cm">
          <draw:image xlink:href="Pictures/10001CF60000EDF30000451EEA66C4D9EFB3A2DC.svg" xlink:type="simple" xlink:show="embed" xlink:actuate="onLoad">
            <text:p/>
          </draw:image>
          <draw:image xlink:href="Pictures/10000201000005200000017D8E9D717222FFD3D6.png" xlink:type="simple" xlink:show="embed" xlink:actuate="onLoad"/>
        </draw:frame>
        <draw:frame draw:style-name="gr16" draw:text-style-name="P14" draw:layer="layout" svg:width="9.772cm" svg:height="2.997cm" svg:x="59.832cm" svg:y="6.103cm">
          <draw:image xlink:href="Pictures/1000020100000146000000645AC1A9F148D5FFDF.png" xlink:type="simple" xlink:show="embed" xlink:actuate="onLoad">
            <text:p/>
          </draw:image>
        </draw:frame>
        <draw:frame draw:style-name="gr28" draw:text-style-name="P7" draw:layer="layout" svg:width="6.725cm" svg:height="2.03cm" svg:x="1.6cm" svg:y="10.2cm">
          <draw:image xlink:href="Pictures/20000002000000600000001D3CF0F49DC37B9669.eps" xlink:type="simple" xlink:show="embed" xlink:actuate="onLoad">
            <text:p/>
          </draw:image>
        </draw:frame>
        <draw:frame draw:style-name="gr28" draw:text-style-name="P7" draw:layer="layout" svg:width="5.4cm" svg:height="2.782cm" svg:x="10.9cm" svg:y="3.018cm">
          <draw:image xlink:href="Pictures/100002010000047B0000024FD113BEBAD78877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22"/>
  </office:meta>
</office:document-meta>
</file>